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indent="0.0986in"/>
    </style:style>
    <style:style style:name="T2" style:parent-style-name="DefaultParagraphFont" style:family="text">
      <style:text-properties style:font-name="Consolas" fo:font-size="18pt" style:font-size-asian="18pt" style:font-size-complex="18pt" fo:language="en" fo:country="US"/>
    </style:style>
    <style:style style:name="P3" style:parent-style-name="Standard" style:family="paragraph">
      <style:paragraph-properties fo:text-indent="0.0986in"/>
    </style:style>
    <style:style style:name="T4" style:parent-style-name="DefaultParagraphFont" style:family="text">
      <style:text-properties style:font-name="Consolas" fo:language="en" fo:country="US"/>
    </style:style>
  </office:automatic-styles>
  <office:body>
    <office:text text:use-soft-page-breaks="true">
      <text:p text:style-name="P1"><text:span text:style-name="T2">Heimadæmi – heimadæmi 9</text:span></text:p>
      <text:p text:style-name="P3"><text:span text:style-name="T4">Arnar Sigurðsson</text:span></text:p>
      <text:p text:style-name="Standard"/>
      <text:p text:style-name="Standard">1.</text:p>
      <text:p text:style-name="Standard">CREATE TABLE Movies (<text:line-break/><text:s/><text:tab/>title varchar(25),</text:p>
      <text:p text:style-name="Standard"><text:tab/>year int,</text:p>
      <text:p text:style-name="Standard"><text:tab/>length int,</text:p>
      <text:p text:style-name="Standard"><text:tab/>genre varchar(25),</text:p>
      <text:p text:style-name="Standard"><text:tab/>starName varchar(25),</text:p>
      <text:p text:style-name="Standard"><text:tab/>studioName varchar(25),</text:p>
      <text:p text:style-name="Standard"><text:tab/>PRIMARY KEY (title, year),</text:p>
      <text:p text:style-name="Standard"><text:tab/>FOREIGN KEY<text:s/>(starName) REFERENCES <text:s/>Stars(name),</text:p>
      <text:p text:style-name="Standard"><text:tab/>FOREIGN KEY (studioName) REFERENCES Studio(name)</text:p>
      <text:p text:style-name="Standard">);</text:p>
      <text:p text:style-name="Standard">CREATE TABLE STARS (</text:p>
      <text:p text:style-name="Standard"><text:tab/>name varchar(25),</text:p>
      <text:p text:style-name="Standard"><text:tab/>address varchar(25),</text:p>
      <text:p text:style-name="Standard"><text:tab/>MovieTitle varchar(25),</text:p>
      <text:p text:style-name="Standard"><text:tab/>MovieYear int,</text:p>
      <text:p text:style-name="Standard"><text:tab/>PRIMARY KEY(name),</text:p>
      <text:p text:style-name="Standard"><text:tab/>FOREIGN KEY(MovieTitle,<text:s/>Movieyear) REFERENCES Movies(title, year)</text:p>
      <text:p text:style-name="Standard">);</text:p>
      <text:p text:style-name="Standard">CREATE TABLE Stars-In(</text:p>
      <text:p text:style-name="Standard"><text:tab/>name varchar(25),</text:p>
      <text:p text:style-name="Standard"><text:tab/>title varchar(25),</text:p>
      <text:p text:style-name="Standard"><text:tab/>year int,</text:p>
      <text:p text:style-name="Standard"><text:tab/>PRIMARY KEY(name, title, year),</text:p>
      <text:p text:style-name="Standard"><text:tab/>FOREIGN KEY (name) REFERENCES Stars(name),</text:p>
      <text:p text:style-name="Standard"><text:tab/>FOREIGN KEY (title, year) REFERENCES Movies(title, year)</text:p>
      <text:p text:style-name="Standard">);</text:p>
      <text:p text:style-name="Standard">CREATE TABLE Studios (</text:p>
      <text:p text:style-name="Standard"><text:tab/>name varchar(25),</text:p>
      <text:p text:style-name="Standard"><text:tab/>address varchar(25),</text:p>
      <text:p text:style-name="Standard"><text:tab/>PRIMARY KEY(name)</text:p>
      <text:p text:style-name="Standard">);</text:p>
      <text:p text:style-name="Standard"/>
      <text:p text:style-name="Standard"/>
      <text:p text:style-name="Standard">2.</text:p>
      <text:p text:style-name="Standard"/>
      <text:p text:style-name="Standard">CREATE TABLE Studios(</text:p>
      <text:p text:style-name="Standard"><text:tab/>name varchar(25),</text:p>
      <text:p text:style-name="Standard"><text:tab/>addr varchar(25),</text:p>
      <text:p text:style-name="Standard"><text:tab/>PRIMARY KEY(name)<text:s/></text:p>
      <text:p text:style-name="Standard">);</text:p>
      <text:p text:style-name="Standard">CREATE TABLE Crews(</text:p>
      <text:p text:style-name="Standard"><text:tab/>number int,</text:p>
      <text:p text:style-name="Standard"><text:tab/>crewChief varchar(25),</text:p>
      <text:p text:style-name="Standard"><text:tab/>PRIMARY<text:s/>KEY(number, Studios.name),</text:p>
      <text:p text:style-name="Standard"><text:tab/>FOREIGN KEY (StudioName) REFERENCES Studios(name) NOT NULL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<text:tab/></text:p>
      <text:p text:style-name="Standard">CREATE TABLE Customers(</text:p>
      <text:p text:style-name="Standard"><text:tab/>SSNo int,</text:p>
      <text:p text:style-name="Standard"><text:tab/>name varchar(25),</text:p>
      <text:p text:style-name="Standard"><text:tab/>addr varchar(25),</text:p>
      <text:p text:style-name="Standard"><text:tab/>phone int,</text:p>
      <text:p text:style-name="Standard"><text:tab/>PRIMARY KEY(SSNo)</text:p>
      <text:p text:style-name="Standard">);</text:p>
      <text:p text:style-name="Standard">CREATE TABLE Flights(</text:p>
      <text:p text:style-name="Standard"><text:tab/>number varchar(25),</text:p>
      <text:p text:style-name="Standard"><text:tab/>day<text:s/>varchar(25),</text:p>
      <text:p text:style-name="Standard"><text:tab/>aircraft varchar(25),</text:p>
      <text:p text:style-name="Standard"><text:tab/>PRIMARY KEY(number, day)</text:p>
      <text:p text:style-name="Standard">);</text:p>
      <text:p text:style-name="Standard">CREATE TABLE Bookings(</text:p>
      <text:p text:style-name="Standard"><text:tab/>row int,</text:p>
      <text:p text:style-name="Standard"><text:tab/>seat varchar(25),</text:p>
      <text:p text:style-name="Standard"><text:tab/>CustomerSSNo int,</text:p>
      <text:p text:style-name="Standard"><text:tab/>FlightNumber varchar(25),</text:p>
      <text:p text:style-name="Standard"><text:tab/>FlightDay varchar(25),</text:p>
      <text:p text:style-name="Standard"><text:tab/>PRIMARY KEY(CustomerSSNo, FlightNumber, FlightDay);</text:p>
      <text:p text:style-name="Standard"><text:tab/>FOREIGN KEY<text:s/>(CustomerSSNo) REFERENCES Customers(SSNo)<text:s/><text:s/>NOT NULL</text:p>
      <text:p text:style-name="Standard"><text:tab/>FOREIGN KEY (FlightNumber, FlightDay)<text:s/></text:p>
      <text:p text:style-name="Standard"><text:tab/><text:tab/>REFERENCES Flights(number, day)<text:s/>NOT NULL</text:p>
      <text:p text:style-name="Standard">);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di</meta:initial-creator>
    <dc:creator>arnar -</dc:creator>
    <meta:creation-date>2021-10-24T19:59:00Z</meta:creation-date>
    <dc:date>2021-10-27T23:09:00Z</dc:date>
    <meta:print-date>2021-10-27T20:27:00Z</meta:print-date>
    <meta:template xlink:href="Normal.dotm" xlink:type="simple"/>
    <meta:editing-cycles>60</meta:editing-cycles>
    <meta:editing-duration>PT157980S</meta:editing-duration>
    <meta:document-statistic meta:page-count="2" meta:paragraph-count="3" meta:word-count="242" meta:character-count="1619" meta:row-count="11" meta:non-whitespace-character-count="1380"/>
  </office:meta>
</office:document-meta>
</file>